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pt" style:font-size-asian="3pt" style:font-size-complex="18pt"/>
    </style:style>
    <style:style style:name="P3" style:family="paragraph">
      <style:paragraph-properties fo:text-align="center"/>
      <style:text-properties fo:font-size="3pt" style:font-size-asian="3pt"/>
    </style:style>
    <style:style style:name="P4" style:family="paragraph">
      <style:text-properties style:font-size-asian="18pt" style:font-size-complex="18pt"/>
    </style:style>
    <style:style style:name="T1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985cm" svg:height="0.885cm" svg:x="2.905cm" svg:y="2.737cm">
          <draw:text-box>
            <text:p>Baum etwas vergrössert:</text:p>
          </draw:text-box>
        </draw:frame>
        <draw:frame draw:style-name="gr1" draw:layer="layout" svg:width="6.985cm" svg:height="0.885cm" svg:x="2.905cm" svg:y="1.385cm">
          <draw:text-box>
            <text:p>Möglichst kleiner Baum:</text:p>
          </draw:text-box>
        </draw:frame>
        <draw:g>
          <draw:custom-shape draw:style-name="gr2" draw:text-style-name="P1" draw:id="id1" draw:layer="layout" svg:width="0.965cm" svg:height="0.965cm" svg:x="8.62cm" svg:y="4.007cm">
            <text:p text:style-name="P1">1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id="id2" draw:layer="layout" svg:width="0.965cm" svg:height="0.965cm" svg:x="7.655cm" svg:y="4.947cm">
            <text:p text:style-name="P1">5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8.62cm" svg:y1="4.489cm" svg:x2="8.137cm" svg:y2="4.947cm" draw:start-shape="id1" draw:start-glue-point="6" draw:end-shape="id2" draw:end-glue-point="4" svg:d="m8620 4489h-483v458">
            <text:p/>
          </draw:connector>
          <draw:custom-shape draw:style-name="gr2" draw:text-style-name="P1" draw:id="id3" draw:layer="layout" svg:width="0.94cm" svg:height="0.99cm" svg:x="9.585cm" svg:y="4.922cm">
            <text:p text:style-name="P1">1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9.585cm" svg:y1="4.489cm" svg:x2="10.055cm" svg:y2="4.922cm" draw:start-shape="id1" draw:start-glue-point="1" draw:end-shape="id3" draw:end-glue-point="4" svg:d="m9585 4489h470v433">
            <text:p/>
          </draw:connector>
          <draw:custom-shape draw:style-name="gr2" draw:text-style-name="P1" draw:id="id4" draw:layer="layout" svg:width="0.965cm" svg:height="0.965cm" svg:x="8.62cm" svg:y="5.912cm">
            <text:p text:style-name="P1">1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id="id5" draw:layer="layout" svg:width="0.965cm" svg:height="0.965cm" svg:x="10.525cm" svg:y="5.912cm">
            <text:p text:style-name="P1">2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9.585cm" svg:y1="5.417cm" svg:x2="9.102cm" svg:y2="5.912cm" draw:start-shape="id3" draw:start-glue-point="6" draw:end-shape="id4" draw:end-glue-point="4" svg:d="m9585 5417h-483v495">
            <text:p/>
          </draw:connector>
          <draw:connector draw:style-name="gr3" draw:text-style-name="P1" draw:layer="layout" svg:x1="10.525cm" svg:y1="5.417cm" svg:x2="11.007cm" svg:y2="5.912cm" draw:start-shape="id3" draw:start-glue-point="10" draw:end-shape="id5" draw:end-glue-point="4" svg:d="m10525 5417h482v495">
            <text:p/>
          </draw:connector>
          <draw:custom-shape draw:style-name="gr2" draw:text-style-name="P1" draw:id="id6" draw:layer="layout" svg:width="0.965cm" svg:height="0.965cm" svg:x="7.655cm" svg:y="6.852cm">
            <text:p text:style-name="P1">14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1" draw:layer="layout" svg:x1="8.62cm" svg:y1="6.394cm" svg:x2="8.137cm" svg:y2="6.852cm" draw:start-shape="id4" draw:start-glue-point="6" draw:end-shape="id6" draw:end-glue-point="4" svg:d="m8620 6394h-483v458">
            <text:p/>
          </draw:connector>
          <draw:custom-shape draw:style-name="gr2" draw:text-style-name="P1" draw:id="id7" draw:layer="layout" svg:width="0.965cm" svg:height="0.965cm" svg:x="9.56cm" svg:y="6.852cm">
            <text:p text:style-name="P1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9.585cm" svg:y1="6.394cm" svg:x2="10.042cm" svg:y2="6.852cm" draw:start-shape="id4" draw:start-glue-point="10" draw:end-shape="id7" draw:end-glue-point="4" svg:d="m9585 6394h457v458">
            <text:p/>
          </draw:connector>
          <draw:path draw:style-name="gr4" draw:text-style-name="P1" draw:layer="layout" svg:width="4.313cm" svg:height="2.805cm" draw:transform="rotate (-2.22913452064674) translate (11.1970061553632cm 5.11690034595873cm)" svg:viewBox="0 0 4314 2806" svg:d="m692-21201c228 54 396-137 586-226 303-139 238-413 227-656-14-300 169-494 431-359 237 121 514 156 777 185 255 28 521 98 771 12 212-72 430-63 641-218 213-155 220-396 148-596-79-217-228-408-436-498-256-110-516-7-774 15-289 25-543-153-831-91-323 70-470-204-817-205-288 0-559-113-840-136-257-21-471 198-539 418-90 286 21 565-12 869-30 289 8 573 34 862 22 262 177 495 410 596l249 60 88-18">
            <text:p/>
          </draw:path>
        </draw:g>
        <draw:g>
          <draw:custom-shape draw:style-name="gr2" draw:text-style-name="P2" draw:id="id8" draw:layer="layout" svg:width="0.153cm" svg:height="0.144cm" svg:x="10.071cm" svg:y="1.527cm">
            <text:p text:style-name="P2">1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id="id9" draw:layer="layout" svg:width="0.153cm" svg:height="0.144cm" svg:x="9.918cm" svg:y="1.667cm">
            <text:p text:style-name="P2">5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10.071cm" svg:y1="1.599cm" svg:x2="9.995cm" svg:y2="1.667cm" draw:start-shape="id8" draw:start-glue-point="6" draw:end-shape="id9" draw:end-glue-point="4" svg:d="m10071 1599h-76v68">
            <text:p/>
          </draw:connector>
          <draw:custom-shape draw:style-name="gr2" draw:text-style-name="P2" draw:id="id10" draw:layer="layout" svg:width="0.148cm" svg:height="0.148cm" svg:x="10.224cm" svg:y="1.663cm">
            <text:p text:style-name="P2">18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3" draw:layer="layout" svg:x1="10.224cm" svg:y1="1.599cm" svg:x2="10.298cm" svg:y2="1.663cm" draw:start-shape="id8" draw:start-glue-point="1" draw:end-shape="id10" draw:end-glue-point="4" svg:d="m10224 1599h74v64">
            <text:p/>
          </draw:connector>
          <draw:custom-shape draw:style-name="gr2" draw:text-style-name="P2" draw:id="id11" draw:layer="layout" svg:width="0.153cm" svg:height="0.144cm" svg:x="10.071cm" svg:y="1.811cm">
            <text:p text:style-name="P2">15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id="id12" draw:layer="layout" svg:width="0.153cm" svg:height="0.144cm" svg:x="10.372cm" svg:y="1.811cm">
            <text:p text:style-name="P2">22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3" draw:layer="layout" svg:x1="10.224cm" svg:y1="1.737cm" svg:x2="10.148cm" svg:y2="1.811cm" draw:start-shape="id10" draw:start-glue-point="6" draw:end-shape="id11" draw:end-glue-point="4" svg:d="m10224 1737h-76v74">
            <text:p/>
          </draw:connector>
          <draw:connector draw:style-name="gr3" draw:text-style-name="P3" draw:layer="layout" svg:x1="10.372cm" svg:y1="1.737cm" svg:x2="10.449cm" svg:y2="1.811cm" draw:start-shape="id10" draw:start-glue-point="10" draw:end-shape="id12" draw:end-glue-point="4" svg:d="m10372 1737h77v74">
            <text:p/>
          </draw:connector>
          <draw:custom-shape draw:style-name="gr2" draw:text-style-name="P2" draw:id="id13" draw:layer="layout" svg:width="0.153cm" svg:height="0.144cm" svg:x="9.918cm" svg:y="1.951cm">
            <text:p text:style-name="P2">14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3" draw:layer="layout" svg:x1="10.071cm" svg:y1="1.883cm" svg:x2="9.995cm" svg:y2="1.951cm" draw:start-shape="id11" draw:start-glue-point="6" draw:end-shape="id13" draw:end-glue-point="4" svg:d="m10071 1883h-76v68">
            <text:p/>
          </draw:connector>
          <draw:custom-shape draw:style-name="gr2" draw:text-style-name="P2" draw:id="id14" draw:layer="layout" svg:width="0.152cm" svg:height="0.144cm" svg:x="10.22cm" svg:y="1.951cm">
            <text:p text:style-name="P2">16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3" draw:layer="layout" svg:x1="10.224cm" svg:y1="1.883cm" svg:x2="10.296cm" svg:y2="1.951cm" draw:start-shape="id11" draw:start-glue-point="10" draw:end-shape="id14" draw:end-glue-point="4" svg:d="m10224 1883h72v68">
            <text:p/>
          </draw:connector>
          <draw:path draw:style-name="gr4" draw:text-style-name="P3" draw:layer="layout" svg:width="0.657cm" svg:height="0.433cm" draw:transform="skewX (-0.0549778714378109) rotate (-2.25723432160503) translate (10.4784816423949cm 1.69236679652955cm)" svg:viewBox="0 0 658 434" svg:d="m106-17927c35 9 60-21 90-34 46-22 36-64 34-102-2-46 26-76 66-55 36 18 78 24 118 28 39 5 80 16 118 2 32-11 65-9 98-33 32-24 33-62 22-92-12-34-35-64-67-78-39-17-78-1-118 3-44 4-83-24-127-14-49 10-71-32-124-32-44 0-86-18-128-21-40-4-72 30-83 64-13 44 4 87-1 135-5 44 1 88 5 133 4 40 27 76 63 92l38 9 13-2">
            <text:p/>
          </draw:path>
        </draw:g>
        <draw:frame draw:style-name="gr1" draw:text-style-name="P4" draw:layer="layout" svg:width="1.27cm" svg:height="0.885cm" svg:x="9.89cm" svg:y="3.54cm">
          <draw:text-box>
            <text:p text:style-name="P4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4bd5e" draw:fill-gradient-name="Gradient_20_7" draw:fill-hatch-name="Hatch_20_1" draw:fill-image-name="Bitmape_20_1" draw:opacity="2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5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solid" draw:fill-color="#c0c0c0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3-12T14:49:20</meta:creation-date>
    <dc:date>2011-04-13T19:06:25</dc:date>
    <dc:creator>Adrianus Kleemans</dc:creator>
    <meta:editing-duration>PT01H04M22S</meta:editing-duration>
    <meta:editing-cycles>7</meta:editing-cycles>
    <meta:generator>OpenOffice.org/3.2$Linux OpenOffice.org_project/320m19$Build-9505</meta:generator>
    <meta:document-statistic meta:object-count="33"/>
  </office:meta>
</office:document-meta>
</file>